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1" office:value-type="string" calcext:value-type="string">
            <text:p>Exec Time (sec)</text:p>
          </table:table-cell>
          <table:table-cell table:style-name="ce3" office:value-type="string" calcext:value-type="string">
            <text:p>Speedup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54.565969" calcext:value-type="float">
            <text:p>54.56596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2.591957" calcext:value-type="float">
            <text:p>352.591957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300.66961" calcext:value-type="float">
            <text:p>3300.6696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aaaaaaaaaaaaaaaaa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1" office:value-type="string" calcext:value-type="string">
            <text:p>Exec Time (sec)</text:p>
          </table:table-cell>
          <table:table-cell table:style-name="ce3" office:value-type="string" calcext:value-type="string">
            <text:p>Speedup</text:p>
          </table:table-cell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4.565969" calcext:value-type="float">
            <text:p>54.56596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40.431847" calcext:value-type="float">
            <text:p>540.431847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0, sequential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384.714159" calcext:value-type="float">
            <text:p>5384.71415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5 (srun –n 6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2">
          <table:table-cell/>
          <table:table-cell table:style-name="ce2" office:value-type="string" calcext:value-type="string">
            <text:p>12 (srun –n 13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3" office:value-type="string" calcext:value-type="string">
            <text:p>Exec Time (sec)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10 (srun –n 11)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 Set 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umber of Slaves</text:p>
          </table:table-cell>
          <table:table-cell table:style-name="ce1" office:value-type="string" calcext:value-type="string">
            <text:p>Dendrites</text:p>
          </table:table-cell>
          <table:table-cell table:style-name="ce1" office:value-type="string" calcext:value-type="string">
            <text:p>Compartments</text:p>
          </table:table-cell>
          <table:table-cell table:style-name="ce3" office:value-type="string" calcext:value-type="string">
            <text:p>Exec Time (sec)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10" calcext:value-type="float">
            <text:p>1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" calcext:value-type="float">
            <text:p>10</text:p>
          </table:table-cell>
          <table:table-cell table:style-name="ce4"/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5 (srun –n 6)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10" calcext:value-type="float">
            <text:p>10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7:10:56.694864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12:00:33.203286799</meta:creation-date>
    <dc:date>2020-03-02T22:36:39.646437726</dc:date>
    <meta:editing-duration>PT3H1M39S</meta:editing-duration>
    <meta:editing-cycles>3</meta:editing-cycles>
    <meta:generator>LibreOffice/6.3.4.2$Linux_X86_64 LibreOffice_project/30$Build-2</meta:generator>
    <meta:document-statistic meta:table-count="1" meta:cell-count="127" meta:object-count="0"/>
  </office:meta>
</office:document-meta>
</file>